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marker-end="Arrowheads_20_1" draw:textarea-horizontal-align="justify" draw:textarea-vertical-align="middle" draw:auto-grow-height="false" draw:shadow="hidden"/>
    </style:style>
    <style:style style:name="gr2" style:family="graphic" style:parent-style-name="standard">
      <style:graphic-properties draw:marker-end="Arrowheads_20_1" draw:textarea-horizontal-align="justify" draw:textarea-vertical-align="middle" draw:auto-grow-height="false" draw:shadow="hidden"/>
    </style:style>
    <style:style style:name="gr3" style:family="graphic" style:parent-style-name="standard">
      <style:graphic-properties draw:marker-end="Arrowheads_20_1" draw:textarea-vertical-align="middle" draw:auto-grow-height="false" fo:min-height="1.321cm" fo:min-width="0.88cm" draw:shadow="hidden"/>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draw:stroke="none" svg:stroke-color="#000000" draw:fill="none" draw:fill-color="#ffffff" fo:min-height="0.225cm" draw:shadow="hidden"/>
    </style:style>
    <style:style style:name="gr6" style:family="graphic" style:parent-style-name="standard">
      <style:graphic-properties draw:stroke="none" svg:stroke-color="#000000" draw:fill="none" draw:fill-color="#ffffff" fo:min-height="0.45cm" draw:shadow="hidden"/>
    </style:style>
    <style:style style:name="gr7" style:family="graphic" style:parent-style-name="standard">
      <style:graphic-properties draw:stroke="none" svg:stroke-color="#000000" draw:fill="none" draw:fill-color="#ffffff" fo:min-height="0.503cm" draw:shadow="hidden"/>
    </style:style>
    <style:style style:name="gr8" style:family="graphic" style:parent-style-name="standard">
      <style:graphic-properties draw:textarea-horizontal-align="center" draw:textarea-vertical-align="middle" draw:shadow="hidden"/>
    </style:style>
    <style:style style:name="P1" style:family="paragraph">
      <style:paragraph-properties fo:text-align="center"/>
      <style:text-properties fo:font-family="'Times New Roman'" style:font-family-generic="roman" style:font-pitch="variable"/>
    </style:style>
    <style:style style:name="P2" style:family="paragraph">
      <style:paragraph-properties fo:text-align="center"/>
      <style:text-properties fo:font-family="'Times New Roman'" style:font-family-generic="roman" style:font-pitch="variable" fo:font-size="12pt"/>
    </style:style>
    <style:style style:name="P3" style:family="paragraph">
      <style:text-properties fo:font-size="12pt"/>
    </style:style>
    <style:style style:name="P4" style:family="paragraph">
      <style:paragraph-properties fo:text-align="center"/>
      <style:text-properties fo:font-size="12pt"/>
    </style:style>
    <style:style style:name="P5" style:family="paragraph">
      <style:text-properties fo:font-family="'Times New Roman'" style:font-family-generic="roman" style:font-pitch="variable"/>
    </style:style>
    <style:style style:name="P6" style:family="paragraph">
      <style:text-properties fo:font-family="'Times New Roman'" style:font-family-generic="roman" style:font-pitch="variable" fo:font-size="12pt"/>
    </style:style>
    <style:style style:name="P7" style:family="paragraph">
      <style:paragraph-properties fo:text-align="center"/>
    </style:style>
    <style:style style:name="T1" style:family="text">
      <style:text-properties fo:font-family="'Times New Roman'" style:font-family-generic="roman" style:font-pitch="variable" fo:font-size="12pt"/>
    </style:style>
    <style:style style:name="T2" style:family="text">
      <style:text-properties style:text-position="super 58%" fo:font-family="'Times New Roman'" style:font-family-generic="roman"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2.5cm" svg:height="2.5cm" svg:x="0.5cm" svg:y="0.75cm">
            <text:p text:style-name="P1"><text:span text:style-name="T1">Mumble</text:span></text:p>
            <text:p text:style-name="P1"><text:span text:style-name="T1">Client</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2.5cm" svg:height="2.329cm" svg:x="0.5cm" svg:y="3.921cm">
            <text:p text:style-name="P1"><text:span text:style-name="T1">Mumble</text:span></text:p>
            <text:p text:style-name="P1"><text:span text:style-name="T1">Client</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2.5cm" svg:height="5.5cm" svg:x="9cm" svg:y="0.75cm">
            <text:p text:style-name="P1"><text:span text:style-name="T1">Murmur</text:span></text:p>
            <text:p text:style-name="P1"><text:span text:style-name="T1">Server</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2.75cm" svg:height="0.53cm" svg:x="12cm" svg:y="4.7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2" draw:layer="layout" svg:width="2.5cm" svg:height="1cm" svg:x="14.75cm" svg:y="2.25cm">
            <text:p text:style-name="P1"><text:span text:style-name="T1">3</text:span><text:span text:style-name="T2">rd</text:span><text:span text:style-name="T1"> party too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2.5cm" svg:height="1cm" svg:x="14.75cm" svg:y="0.75cm">
            <text:p text:style-name="P1"><text:span text:style-name="T1">3</text:span><text:span text:style-name="T2">rd</text:span><text:span text:style-name="T1"> party tool</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2.5cm" svg:height="0.53cm" svg:x="12cm" svg:y="2.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4" draw:layer="layout" svg:width="2.5cm" svg:height="0.53cm" svg:x="12cm" svg:y="1cm">
            <text:p/>
            <draw:enhanced-geometry svg:viewBox="0 0 21600 21600" draw:mirror-vertical="false" draw:mirror-horizont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2" draw:layer="layout" svg:width="3.599cm" svg:height="2.911cm" svg:x="4.151cm" svg:y="1.839cm">
            <text:p text:style-name="P1"><text:span text:style-name="T1">Internet / LA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3" draw:layer="layout" svg:width="0.927cm" svg:height="0.371cm" svg:x="7.573cm" svg:y="4.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927cm" svg:height="0.371cm" svg:x="7.573cm" svg:y="2.2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0.927cm" svg:height="0.371cm" svg:x="3.323cm" svg:y="2.25cm">
            <text:p/>
            <draw:enhanced-geometry svg:viewBox="0 0 21600 21600" draw:mirror-vertical="false" draw:mirror-horizont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2cm" svg:height="2.5cm" svg:x="15cm" svg:y="3.75cm">
            <text:p text:style-name="P1"><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2" draw:layer="layout" svg:width="2.5cm" svg:height="0.734cm" svg:x="12cm" svg:y="1.75cm">
            <draw:text-box>
              <text:p text:style-name="P1"><text:span text:style-name="T1">ZeroC Ice</text:span></text:p>
            </draw:text-box>
          </draw:frame>
          <draw:frame draw:style-name="gr6" draw:text-style-name="P6" draw:layer="layout" svg:width="1.813cm" svg:height="0.734cm" svg:x="12.687cm" svg:y="4.25cm">
            <draw:text-box>
              <text:p text:style-name="P5"><text:span text:style-name="T1">SQL</text:span></text:p>
            </draw:text-box>
          </draw:frame>
          <draw:frame draw:style-name="gr7" draw:text-style-name="P6" draw:layer="layout" svg:width="3.25cm" svg:height="0.753cm" svg:x="4.25cm" svg:y="4.75cm">
            <draw:text-box>
              <text:p text:style-name="P1"><text:span text:style-name="T1">TCP/UDP</text:span></text:p>
            </draw:text-box>
          </draw:frame>
          <draw:line draw:style-name="gr8" draw:text-style-name="P7" draw:layer="layout" svg:x1="8.75cm" svg:y1="0.5cm" svg:x2="8.75cm" svg:y2="6.5cm">
            <text:p/>
          </draw:line>
          <draw:line draw:style-name="gr8" draw:text-style-name="P7" draw:layer="layout" svg:x1="8.75cm" svg:y1="6.5cm" svg:x2="17.25cm" svg:y2="6.5cm">
            <text:p/>
          </draw:line>
          <draw:line draw:style-name="gr8" draw:text-style-name="P7" draw:layer="layout" svg:x1="17.25cm" svg:y1="6.5cm" svg:x2="17.25cm" svg:y2="3.5cm">
            <text:p/>
          </draw:line>
          <draw:line draw:style-name="gr8" draw:text-style-name="P7" draw:layer="layout" svg:x1="17.25cm" svg:y1="3.5cm" svg:x2="11.75cm" svg:y2="3.5cm">
            <text:p/>
          </draw:line>
          <draw:line draw:style-name="gr8" draw:text-style-name="P7" draw:layer="layout" svg:x1="11.75cm" svg:y1="3.5cm" svg:x2="11.75cm" svg:y2="0.5cm">
            <text:p/>
          </draw:line>
          <draw:line draw:style-name="gr8" draw:text-style-name="P7" draw:layer="layout" svg:x1="8.75cm" svg:y1="0.5cm" svg:x2="11.75cm" svg:y2="0.5cm">
            <text:p/>
          </draw:line>
          <draw:custom-shape draw:style-name="gr2" draw:text-style-name="P3" draw:layer="measurelines" svg:width="0.927cm" svg:height="0.371cm" svg:x="3.25cm" svg:y="4.379cm">
            <text:p/>
            <draw:enhanced-geometry svg:viewBox="0 0 21600 21600" draw:mirror-vertical="false" draw:mirror-horizont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tefan Hacker</meta:initial-creator>
    <meta:creation-date>2010-01-24T13:05:23.79</meta:creation-date>
    <dc:date>2010-01-24T14:30:56.94</dc:date>
    <dc:creator>Stefan Hacker</dc:creator>
    <meta:editing-duration>PT00H27M25S</meta:editing-duration>
    <meta:editing-cycles>8</meta:editing-cycles>
    <meta:generator>OpenOffice.org/3.1$Win32 OpenOffice.org_project/310m19$Build-9420</meta:generator>
    <meta:document-statistic meta:object-count="24"/>
  </office:meta>
</office:document-meta>
</file>